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y</text:p>
      <text:p text:style-name="Standard"/>
      <text:p text:style-name="Standard"/>
      <text:p text:style-name="Standard"><text:span text:style-name="T3">Virtual machine</text:span> : software implementation of a computer that executes programs like a real machine</text:p>
      <text:p text:style-name="Standard"/>
      <text:p text:style-name="Standard"><text:span text:style-name="T3">Virtualization</text:span> : creation of a virtual machine</text:p>
      <text:p text:style-name="Standard"/>
      <text:p text:style-name="Standard"><text:span text:style-name="T3">Paravirtualization</text:span> : make the virtual machine aware of its virtuality</text:p>
      <text:p text:style-name="Standard"/>
      <text:p text:style-name="Standard"><text:span text:style-name="T3">Xen</text:span> : Paravirtualization software</text:p>
      <text:p text:style-name="Standard"/>
      <text:p text:style-name="Standard"><text:span text:style-name="T3">Hypervisor</text:span> : Software that can administrate virtual machines</text:p>
      <text:p text:style-name="Standard"/>
      <text:p text:style-name="Standard"><text:span text:style-name="T3">dom0</text:span> : Xen hypervisor</text:p>
      <text:p text:style-name="Standard"/>
      <text:p text:style-name="Standard"><text:span text:style-name="T3">domU</text:span> : virtual machine</text:p>
      <text:p text:style-name="Standard"/>
      <text:p text:style-name="Standard"><text:span text:style-name="T3">Migration</text:span> : move of a virtual machine from a physical machine to another</text:p>
      <text:p text:style-name="Standard"/>
      <text:p text:style-name="Standard"><text:span text:style-name="T3">Live Migration</text:span> : migration without software interruption</text:p>
      <text:p text:style-name="Standard"/>
      <text:p text:style-name="Standard"><text:span text:style-name="T3">NFS</text:span><text:span text:style-name="T1"> (Network File System)</text:span> : files sharing support over network</text:p>
      <text:p text:style-name="Standard"/>
      <text:p text:style-name="Standard"><text:span text:style-name="T3">DHCP server </text:span><text:span text:style-name="T4">(Dynamic Host Configuration Protocol)</text:span> : protocol used by networked devices to obtain () an IP address</text:p>
      <text:p text:style-name="Standard"/>
      <text:p text:style-name="Standard"><text:span text:style-name="T3">IP address </text:span><text:span text:style-name="T4">(Internet Protocol)</text:span> : unique address given to a computer to be identified over the network</text:p>
      <text:p text:style-name="Standard"/>
      <text:p text:style-name="Standard"><text:span text:style-name="T3">TCP</text:span><text:span text:style-name="T1"> (Transmission Control Protocol)</text:span> : networking protocol that provides reliable, connection based communication</text:p>
      <text:p text:style-name="Standard"/>
      <text:p text:style-name="Standard"><text:span text:style-name="T3">Switch</text:span> : networking device that connects network segments (active devic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11T13:10:09</meta:creation-date>
    <dc:creator>adminxen</dc:creator>
    <dc:date>2008-02-11T13:39:59</dc:date>
    <meta:editing-cycles>3</meta:editing-cycles>
    <meta:editing-duration>PT14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6" meta:character-count="946"/>
  </office:meta>
</office:document-meta>
</file>